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ea59" officeooo:paragraph-rsid="0004ea59"/>
    </style:style>
    <style:style style:name="P2" style:family="paragraph" style:parent-style-name="Standard" style:list-style-name="L1">
      <style:text-properties officeooo:rsid="0004ea59" officeooo:paragraph-rsid="0004ea59"/>
    </style:style>
    <style:style style:name="P3" style:family="paragraph" style:parent-style-name="Standard" style:list-style-name="L2">
      <style:text-properties officeooo:rsid="0004ea59" officeooo:paragraph-rsid="0004ea59"/>
    </style:style>
    <style:style style:name="P4" style:family="paragraph" style:parent-style-name="Standard" style:list-style-name="L3">
      <style:text-properties officeooo:rsid="0004ea59" officeooo:paragraph-rsid="0004ea59"/>
    </style:style>
    <style:style style:name="P5" style:family="paragraph" style:parent-style-name="Standard" style:list-style-name="L1">
      <style:text-properties officeooo:rsid="00066cf3" officeooo:paragraph-rsid="00066cf3"/>
    </style:style>
    <style:style style:name="P6" style:family="paragraph" style:parent-style-name="Standard" style:list-style-name="L4">
      <style:text-properties officeooo:rsid="00066cf3" officeooo:paragraph-rsid="00066cf3"/>
    </style:style>
    <style:style style:name="P7" style:family="paragraph" style:parent-style-name="Standard">
      <style:text-properties officeooo:rsid="00066cf3" officeooo:paragraph-rsid="00066cf3"/>
    </style:style>
    <style:style style:name="P8" style:family="paragraph" style:parent-style-name="Standard" style:list-style-name="L5">
      <style:text-properties officeooo:rsid="0004ea59" officeooo:paragraph-rsid="00066cf3"/>
    </style:style>
    <style:style style:name="P9" style:family="paragraph" style:parent-style-name="Standard" style:list-style-name="L1">
      <style:text-properties officeooo:rsid="0007c798" officeooo:paragraph-rsid="0007c798"/>
    </style:style>
    <style:style style:name="P10" style:family="paragraph" style:parent-style-name="Standard" style:list-style-name="L6">
      <style:text-properties officeooo:rsid="0007f96b" officeooo:paragraph-rsid="0007f96b"/>
    </style:style>
    <style:style style:name="P11" style:family="paragraph" style:parent-style-name="Standard" style:list-style-name="L7">
      <style:text-properties officeooo:rsid="0004ea59" officeooo:paragraph-rsid="00066cf3"/>
    </style:style>
    <style:style style:name="T1" style:family="text">
      <style:text-properties officeooo:rsid="0004ea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><text:tab/>Coding Tasks:</text:p>
      <text:list xml:id="list4240387435" text:style-name="L1">
        <text:list-item>
          <text:p text:style-name="P2">Calculate mean of VOC, PM 2.5, and PM 10.0</text:p>
        </text:list-item>
        <text:list-item>
          <text:p text:style-name="P2">Filter the highest 5 unique locations</text:p>
        </text:list-item>
        <text:list-item>
          <text:p text:style-name="P2">Confirm that the values of VOC, PM 2.5, and PM 10.0 are floats</text:p>
        </text:list-item>
        <text:list-item>
          <text:p text:style-name="P2">Extract mean values and locations</text:p>
        </text:list-item>
        <text:list-item>
          <text:p text:style-name="P2">Repeat for median of VOC, PM 2.5, and PM 10.0</text:p>
        </text:list-item>
      </text:list>
      <text:p text:style-name="P1"><text:tab/>Research Tasks:</text:p>
      <text:list text:style-name="L2">
        <text:list-item>
          <text:p text:style-name="P3">None</text:p>
        </text:list-item>
      </text:list>
      <text:p text:style-name="P1"><text:tab/>Technical Expertise:</text:p>
      <text:list text:style-name="L3">
        <text:list-item>
          <text:p text:style-name="P4"/>
        </text:list-item>
      </text:list>
      <text:p text:style-name="P1"/>
      <text:p text:style-name="P1">Task 2:</text:p>
      <text:p text:style-name="P1"><text:tab/>Coding Tasks:</text:p>
      <text:list xml:id="list101916379884910" text:continue-list="list4240387435" text:style-name="L1">
        <text:list-item>
          <text:p text:style-name="P2">Sort the VOC, PM 2.5, and PM 10.0 columns by value</text:p>
        </text:list-item>
        <text:list-item>
          <text:p text:style-name="P2">Filter the maximum value for each</text:p>
        </text:list-item>
        <text:list-item>
          <text:p text:style-name="P5">Extract each value, the date and location of each maximum value</text:p>
        </text:list-item>
      </text:list>
      <text:p text:style-name="P1"><text:tab/>Research Tasks:</text:p>
      <text:list text:style-name="L4">
        <text:list-item>
          <text:p text:style-name="P6">Using the extracted dates and locations, find what was happening there on those days</text:p>
          <text:list>
            <text:list-item>
              <text:p text:style-name="P6">Weather or Climate?</text:p>
            </text:list-item>
            <text:list-item>
              <text:p text:style-name="P6">High industry emissions?</text:p>
            </text:list-item>
            <text:list-item>
              <text:p text:style-name="P6">Fire or other natural disaster?</text:p>
            </text:list-item>
          </text:list>
        </text:list-item>
      </text:list>
      <text:p text:style-name="P7"><text:tab/><text:span text:style-name="T1">Technical Expertise:</text:span></text:p>
      <text:list text:style-name="L5">
        <text:list-item>
          <text:p text:style-name="P8"/>
        </text:list-item>
      </text:list>
      <text:p text:style-name="P1"/>
      <text:p text:style-name="P1">Task 3:</text:p>
      <text:p text:style-name="P1"><text:tab/>Coding Tasks:</text:p>
      <text:list text:continue-list="list101916379884910" text:style-name="L1">
        <text:list-item>
          <text:p text:style-name="P9">Sort data by humidity levels</text:p>
        </text:list-item>
        <text:list-item>
          <text:p text:style-name="P9">Group humidity into low humidity, high humidity, and very high humidity</text:p>
        </text:list-item>
        <text:list-item>
          <text:p text:style-name="P9">Calculate mean VOC, PM 2.5, and PM 10.0 for each humidity level</text:p>
        </text:list-item>
        <text:list-item>
          <text:p text:style-name="P9">Extract or plot the humidity levels against VOC, PM 2.5, and PM 10.0</text:p>
        </text:list-item>
        <text:list-item>
          <text:p text:style-name="P9">Sort data by temperature</text:p>
        </text:list-item>
        <text:list-item>
          <text:p text:style-name="P9">Group temperature into below freezing, cool, warm, and hot categories</text:p>
        </text:list-item>
        <text:list-item>
          <text:p text:style-name="P9">Calculate mean VOC, PM 2.5, and PM 10.0 for each temperature group</text:p>
        </text:list-item>
        <text:list-item>
          <text:p text:style-name="P9">Extract or plot the temperature levels against VOC, PM 2.5, and PM 10.0</text:p>
        </text:list-item>
      </text:list>
      <text:p text:style-name="P1"><text:tab/>Research Tasks:</text:p>
      <text:list text:style-name="L6">
        <text:list-item>
          <text:p text:style-name="P10">None</text:p>
        </text:list-item>
      </text:list>
      <text:p text:style-name="P7"><text:tab/><text:span text:style-name="T1">Technical Expertise:</text:span></text:p>
      <text:list text:style-name="L7"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09:55:18.802845200</meta:creation-date>
    <dc:date>2026-01-23T10:19:15.837995900</dc:date>
    <meta:editing-duration>PT13M32S</meta:editing-duration>
    <meta:editing-cycles>3</meta:editing-cycles>
    <meta:generator>LibreOffice/25.8.2.1$Windows_X86_64 LibreOffice_project/345526217a4027cb1b9ab39bd7153c8c141a1d64</meta:generator>
    <meta:document-statistic meta:table-count="0" meta:image-count="0" meta:object-count="0" meta:page-count="1" meta:paragraph-count="37" meta:word-count="227" meta:character-count="1190" meta:non-whitespace-character-count="1013"/>
  </office:meta>
</office:document-meta>
</file>